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paragraph-properties fo:margin-top="0in" fo:margin-bottom="0.1965in" style:contextual-spacing="false"/>
      <style:text-properties fo:color="#8ae234" loext:opacity="100%"/>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arc) (larp) <text:span text:style-name="T2">ayman@AMHP840G2B</text:span>:<text:span text:style-name="T3">~/Documents/GitHub/ai_logicalaccess_crew/larc</text:span>$ python src/larc/main.py </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Using tool:</text:span> <text:span text:style-name="T1">access_review_tool</text:span></text:p>
      <text:p text:style-name="Preformatted_20_Text"><text:span text:style-name="T4">## Tool Input:</text:span> </text:p>
      <text:p text:style-name="P1">"{}"</text:p>
      <text:p text:style-name="Preformatted_20_Text"><text:span text:style-name="T4">## Tool Output:</text:span> </text:p>
      <text:p text:style-name="P1">{'USER001':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read-only which is matching his system_c_access level in access matrix.'}}, 'USER002': {'review_results': {'system_a_access': 'user has actual access level of checker which is matching his system_a_access level in access matrix.', 'system_b_access': 'user has actual system_b_access access level of maker in Access Report while he should have system_b_access access level as read-only according to the access matrix.', 'system_c_access': 'user has actual access level of maker which is matching his system_c_access level in access matrix.'}}, 'USER003': {'review_results': {'system_a_access': 'user has actual system_a_access access level of maker in Access Report while he should have system_a_access access level as read-only according to the access matrix.', 'system_b_access': 'user has actual access level of maker which is matching his system_b_access level in access matrix.', 'system_c_access': 'user has actual access level of checker which is matching his system_c_access level in access matrix.'}}, 'USER004':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maker which is matching his system_c_access level in access matrix.'}}, 'USER005': {'review_results': {'system_a_access': 'user has actual access level of chec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06':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read-only according to the access matrix.'}}, 'USER007': {'review_results': {'system_a_access': 'user has actual access level of maker which is matching his system_a_access level in access matrix.', 'system_b_access': 'user has actual access level of checker which is matching his system_b_access level in access matrix.', 'system_c_access': 'user has actual access level of maker which is matching his system_c_access level in access matrix.'}}, 'USER008': {'review_results': {'system_a_access': 'user has actual access level of checker which is matching his system_a_access level in access matrix.', 'system_b_access': 'user has actual access level of maker which is matching his system_b_access level in access matrix.', 'system_c_access': 'user has actual system_c_access access level of read-only in Access Report while he should have system_c_access access level as checker according to the access matrix.'}}, 'USER009': {'review_results': {'system_a_access': 'user has actual system_a_access access level of checker in Access Report while he should have system_a_access access level as read-only according to the access matrix.', 'system_b_access': 'user has actual access level of checker which is matching his system_b_access level in access matrix.', 'system_c_access': 'user has actual access level of read-only which is matching his system_c_access level in <text:soft-page-break/>access matrix.'}}, 'USER010': {'review_results': {'system_a_access': 'user has actual access level of maker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checker according to the access matrix.'}}, 'USER021': {'review_results': {'system_a_access': 'user has system_a_access access level of maker in Access Report while he is unauthorized to have access to system_a_access according to access matrix.', 'system_b_access': 'user has system_b_access access level of read-only in Access Report while he is unauthorized to have access to system_b_access according to access matrix.', 'system_c_access': 'user has system_c_access access level of checker in Access Report while he is unauthorized to have access to system_c_access according to access matrix.'}}, 'USER012': {'review_results': {'system_a_access': 'user has actual access level of read-only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maker which is matching his system_c_access level in access matrix.'}}, 'USER013':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checker which is matching his system_c_access level in access matrix.'}}, 'USER014': {'review_results': {'system_a_access': 'user has actual access level of checker which is matching his system_a_access level in access matrix.', 'system_b_access': 'user has actual system_b_access access level of checker in Access Report while he should have system_b_access access level as read-only according to the access matrix.', 'system_c_access': 'user has actual access level of read-only which is matching his system_c_access level in access matrix.'}}, 'USER022': {'review_results': {'system_a_access': 'user has system_a_access access level of read-only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 'USER016':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17': {'review_results': {'system_a_access': 'user has actual system_a_access access level of maker in Access Report while he should have system_a_access access level as checker according to the access matrix.', 'system_b_access': 'user has actual access level of maker which is matching his system_b_access level in access matrix.', 'system_c_access': 'user has actual access level of read-only which is matching his system_c_access level in access matrix.'}}, 'USER018':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access level of maker which is matching his system_c_access level in access matrix.'}}, 'USER023': {'review_results': {'system_a_access': 'user has system_a_access access level of maker in Access Report while he is unauthorized to have access to system_a_access according to access matrix.', 'system_b_access': 'user has system_b_access access level of checker in Access Report while he is unauthorized to have access to system_b_access according to access matrix.', 'system_c_access': 'user has system_c_access access level of read-only in Access Report while he is unauthorized to have access to system_c_access according to access matrix.'}}, 'USER024': {'review_results': {'system_a_access': 'user has <text:soft-page-break/>system_a_access access level of checker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Final Answer:</text:span> </text:p>
      <text:p text:style-name="P1"># Access Review Findings</text:p>
      <text:p text:style-name="Preformatted_20_Text"/>
      <text:p text:style-name="P1">## User Access Discrepancies</text:p>
      <text:p text:style-name="Preformatted_20_Text"/>
      <text:p text:style-name="P1">### USER001</text:p>
      <text:p text:style-name="P1">- **system_b_access**: User has actual access level of `maker` but should have `checker`.</text:p>
      <text:p text:style-name="Preformatted_20_Text"/>
      <text:p text:style-name="P1">### USER002</text:p>
      <text:p text:style-name="P1">- **system_b_access**: User has actual access level of `maker` but should have `read-only`.</text:p>
      <text:p text:style-name="Preformatted_20_Text"/>
      <text:p text:style-name="P1">### USER003</text:p>
      <text:p text:style-name="P1">- **system_a_access**: User has actual access level of `maker` but should have `read-only`.</text:p>
      <text:p text:style-name="Preformatted_20_Text"/>
      <text:p text:style-name="P1">### USER005</text:p>
      <text:p text:style-name="P1">- **system_b_access**: User has actual access level of `maker` but should have `checker`.</text:p>
      <text:p text:style-name="Preformatted_20_Text"/>
      <text:p text:style-name="P1">### USER006</text:p>
      <text:p text:style-name="P1">- **system_c_access**: User has actual access level of `maker` but should have `read-only`.</text:p>
      <text:p text:style-name="Preformatted_20_Text"/>
      <text:p text:style-name="P1">### USER008</text:p>
      <text:p text:style-name="P1">- **system_c_access**: User has actual access level of `read-only` but should have `checker`.</text:p>
      <text:p text:style-name="Preformatted_20_Text"/>
      <text:p text:style-name="P1">### USER009</text:p>
      <text:p text:style-name="P1">- **system_a_access**: User has actual access level of `checker` but should have `read-only`.</text:p>
      <text:p text:style-name="Preformatted_20_Text"/>
      <text:p text:style-name="P1">### USER010</text:p>
      <text:p text:style-name="P1">- **system_c_access**: User has actual access level of `maker` but should have `checker`.</text:p>
      <text:p text:style-name="Preformatted_20_Text"/>
      <text:p text:style-name="P1">### USER012</text:p>
      <text:p text:style-name="P1">- **system_b_access**: User has actual access level of `maker` but should have `checker`.</text:p>
      <text:p text:style-name="Preformatted_20_Text"/>
      <text:p text:style-name="P1">### USER014</text:p>
      <text:p text:style-name="P1">- **system_b_access**: User has actual access level of `checker` but should have `read-only`.</text:p>
      <text:p text:style-name="Preformatted_20_Text"/>
      <text:p text:style-name="P1">### USER016</text:p>
      <text:p text:style-name="P1">- **system_b_access**: User has actual access level of `maker` but should have `checker`.</text:p>
      <text:p text:style-name="Preformatted_20_Text"/>
      <text:p text:style-name="P1">### USER017</text:p>
      <text:p text:style-name="P1">- **system_a_access**: User has actual access level of `maker` but should have `checker`.</text:p>
      <text:p text:style-name="Preformatted_20_Text"/>
      <text:p text:style-name="P1">### USER021</text:p>
      <text:p text:style-name="P1"><text:soft-page-break/>- **system_a_access**: User has access level of `maker` but is unauthorized.</text:p>
      <text:p text:style-name="P1">- **system_b_access**: User has access level of `read-only` but is unauthorized.</text:p>
      <text:p text:style-name="P1">- **system_c_access**: User has access level of `checker` but is unauthorized.</text:p>
      <text:p text:style-name="Preformatted_20_Text"/>
      <text:p text:style-name="P1">### USER022</text:p>
      <text:p text:style-name="P1">- **system_a_access**: User has access level of `read-only` but is unauthorized.</text:p>
      <text:p text:style-name="P1">- **system_b_access**: User has access level of `maker` but is unauthorized.</text:p>
      <text:p text:style-name="P1">- **system_c_access**: User has access level of `maker` but is unauthorized.</text:p>
      <text:p text:style-name="Preformatted_20_Text"/>
      <text:p text:style-name="P1">### USER023</text:p>
      <text:p text:style-name="P1">- **system_a_access**: User has access level of `maker` but is unauthorized.</text:p>
      <text:p text:style-name="P1">- **system_b_access**: User has access level of `checker` but is unauthorized.</text:p>
      <text:p text:style-name="P1">- **system_c_access**: User has access level of `read-only` but is unauthorized.</text:p>
      <text:p text:style-name="Preformatted_20_Text"/>
      <text:p text:style-name="P1">### USER024</text:p>
      <text:p text:style-name="P1">- **system_a_access**: User has access level of `checker` but is unauthorized.</text:p>
      <text:p text:style-name="P1">- **system_b_access**: User has access level of `maker` but is unauthorized.</text:p>
      <text:p text:style-name="P1">- **system_c_access**: User has access level of `maker` but is unauthorized.</text:p>
      <text:p text:style-name="Preformatted_20_Text"/>
      <text:p text:style-name="P1">## Summary</text:p>
      <text:p text:style-name="P1">- **Total Users Reviewed**: 18</text:p>
      <text:p text:style-name="P1">- **Users with Discrepancies**: 16</text:p>
      <text:p text:style-name="P1">- **Unauthorized Access Detected**: 4 users (USER021, USER022, USER023, USER024)</text:p>
      <text:p text:style-name="Preformatted_20_Text"/>
      <text:p text:style-name="P1">## Recommendations</text:p>
      <text:p text:style-name="P1">1. Revise access levels for users with discrepancies to align with the authorized access matrix.</text:p>
      <text:p text:style-name="P1">2. Immediately revoke access for users identified as unauthorized (USER021, USER022, USER023, USER024).</text:p>
      <text:p text:style-name="P1">3. Conduct a follow-up review after corrections to ensure compliance.</text:p>
      <text:p text:style-name="P1">```</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Task:</text:span> <text:span text:style-name="T1">Analyze transaction approvals against authorized limits</text:span></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Using tool:</text:span> <text:span text:style-name="T1">transalimit_review_tool</text:span></text:p>
      <text:p text:style-name="Preformatted_20_Text"><text:span text:style-name="T4">## Tool Input:</text:span> </text:p>
      <text:p text:style-name="P1">"{}"</text:p>
      <text:p text:style-name="Preformatted_20_Text"><text:span text:style-name="T4">## Tool Output:</text:span> </text:p>
      <text:p text:style-name="P1">{'transaction_0': {'transaction_amount': 175000, 'transaction_date': '2024-01-15', 'approved_users': ['USER008'], 'Analysis_Result': 'Transaction Amount Exceed user Approval Level for USER008'}, 'transaction_1': {'transaction_amount': 150000, 'transaction_date': '2024-01-16', 'approved_users': ['USER004'], 'Analysis_Result': 'Transaction is approved within the single approval limit of USER004'}, 'transaction_2': {'transaction_amount': 2500000, 'transaction_date': '2024-01-17', 'approved_users': ['USER001', 'USER002'], 'Analysis_Result': "Transaction is approved within the joint approval limit of users ['USER001', 'USER002']"}, 'transaction_3': {'transaction_amount': 120000, 'transaction_date': '2024-01-18', 'approved_users': ['USER009'], 'Analysis_Result': 'Transaction Amount Exceed user Approval Level for USER009'}, 'transaction_4': {'transaction_amount': 3500000, 'transaction_date': '2024-01-19', 'approved_users': ['USER003', 'USER004'], 'Analysis_Result': "Transaction is approved within the joint approval limit of users ['USER003', 'USER004']"}, 'transaction_5': {'transaction_amount': 450000, 'transaction_date': '2024-01-20', 'approved_users': ['USER007'], 'Analysis_Result': 'Transaction is approved within the single approval limit of USER007'}, 'transaction_6': {'transaction_amount': 1500000, 'transaction_date': '2024-01-21', 'approved_users': ['USER002', 'USER003'], 'Analysis_Result': "Transaction is approved within the joint approval limit of users ['USER002', 'USER003']"}, 'transaction_7': {'transaction_amount': 800000, 'transaction_date': '2024-01-<text:soft-page-break/>22', 'approved_users': ['USER010'], 'Analysis_Result': 'Transaction Amount Exceed user Approval Level for USER010'}, 'transaction_8': {'transaction_amount': 4000000, 'transaction_date': '2024-01-23', 'approved_users': ['USER001', 'USER002', 'USER003'], 'Analysis_Result': "Transaction is approved within the joint approval limit of users ['USER001', 'USER002', 'USER003']"}, 'transaction_9': {'transaction_amount': 600000, 'transaction_date': '2024-01-24', 'approved_users': ['USER005'], 'Analysis_Result': 'Transaction Amount Exceed user Approval Level for USER005'}, 'transaction_10': {'transaction_amount': 2800000, 'transaction_date': '2024-01-25', 'approved_users': ['USER001', 'USER004'], 'Analysis_Result': "Transaction is approved within the joint approval limit of users ['USER001', 'USER004']"}, 'transaction_11': {'transaction_amount': 95000, 'transaction_date': '2024-01-26', 'approved_users': ['USER008'], 'Analysis_Result': 'Transaction is approved within the single approval limit of USER008'}, 'transaction_12': {'transaction_amount': 3200000, 'transaction_date': '2024-01-27', 'approved_users': ['USER002', 'USER003'], 'Analysis_Result': "Transaction is approved within the joint approval limit of users ['USER002', 'USER003']"}, 'transaction_13': {'transaction_amount': 175000, 'transaction_date': '2024-01-28', 'approved_users': ['USER006'], 'Analysis_Result': 'Transaction is approved within the single approval limit of USER006'}, 'transaction_14': {'transaction_amount': 5500000, 'transaction_date': '2024-01-29', 'approved_users': ['USER001', 'USER002', 'USER003'], 'Analysis_Result': "Transaction Amount Exceed the joint Approval Level of users ['USER001', 'USER002', 'USER003']"}}</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Final Answer:</text:span> </text:p>
      <text:p text:style-name="P1"># Transaction Limit Compliance Analysis</text:p>
      <text:p text:style-name="Preformatted_20_Text"/>
      <text:p text:style-name="P1">## Transaction Approval Findings</text:p>
      <text:p text:style-name="Preformatted_20_Text"/>
      <text:p text:style-name="P1">### Transaction 0</text:p>
      <text:p text:style-name="P1">- **Amount**: 175,000</text:p>
      <text:p text:style-name="P1">- **Date**: 2024-01-15</text:p>
      <text:p text:style-name="P1">- **Approved by**: USER008</text:p>
      <text:p text:style-name="P1">- **Analysis**: Transaction Amount Exceeds user Approval Level for USER008</text:p>
      <text:p text:style-name="Preformatted_20_Text"/>
      <text:p text:style-name="P1">### Transaction 1</text:p>
      <text:p text:style-name="P1">- **Amount**: 150,000</text:p>
      <text:p text:style-name="P1">- **Date**: 2024-01-16</text:p>
      <text:p text:style-name="P1">- **Approved by**: USER004</text:p>
      <text:p text:style-name="P1">- **Analysis**: Transaction is approved within the single approval limit of USER004</text:p>
      <text:p text:style-name="Preformatted_20_Text"/>
      <text:p text:style-name="P1">### Transaction 2</text:p>
      <text:p text:style-name="P1">- **Amount**: 2,500,000</text:p>
      <text:p text:style-name="P1">- **Date**: 2024-01-17</text:p>
      <text:p text:style-name="P1">- **Approved by**: USER001, USER002</text:p>
      <text:p text:style-name="P1">- **Analysis**: Transaction is approved within the joint approval limit of users ['USER001', 'USER002']</text:p>
      <text:p text:style-name="Preformatted_20_Text"/>
      <text:p text:style-name="P1">### Transaction 3</text:p>
      <text:p text:style-name="P1">- **Amount**: 120,000</text:p>
      <text:p text:style-name="P1">- **Date**: 2024-01-18</text:p>
      <text:p text:style-name="P1">- **Approved by**: USER009</text:p>
      <text:p text:style-name="P1">- **Analysis**: Transaction Amount Exceeds user Approval Level for USER009</text:p>
      <text:p text:style-name="Preformatted_20_Text"/>
      <text:p text:style-name="P1">### Transaction 4</text:p>
      <text:p text:style-name="P1">- **Amount**: 3,500,000</text:p>
      <text:p text:style-name="P1">- **Date**: 2024-01-19</text:p>
      <text:p text:style-name="P1">- **Approved by**: USER003, USER004</text:p>
      <text:p text:style-name="P1">- **Analysis**: Transaction is approved within the joint approval limit of users ['USER003', 'USER004']</text:p>
      <text:p text:style-name="Preformatted_20_Text"><text:soft-page-break/></text:p>
      <text:p text:style-name="P1">### Transaction 5</text:p>
      <text:p text:style-name="P1">- **Amount**: 450,000</text:p>
      <text:p text:style-name="P1">- **Date**: 2024-01-20</text:p>
      <text:p text:style-name="P1">- **Approved by**: USER007</text:p>
      <text:p text:style-name="P1">- **Analysis**: Transaction is approved within the single approval limit of USER007</text:p>
      <text:p text:style-name="Preformatted_20_Text"/>
      <text:p text:style-name="P1">### Transaction 6</text:p>
      <text:p text:style-name="P1">- **Amount**: 1,500,000</text:p>
      <text:p text:style-name="P1">- **Date**: 2024-01-21</text:p>
      <text:p text:style-name="P1">- **Approved by**: USER002, USER003</text:p>
      <text:p text:style-name="P1">- **Analysis**: Transaction is approved within the joint approval limit of users ['USER002', 'USER003']</text:p>
      <text:p text:style-name="Preformatted_20_Text"/>
      <text:p text:style-name="P1">### Transaction 7</text:p>
      <text:p text:style-name="P1">- **Amount**: 800,000</text:p>
      <text:p text:style-name="P1">- **Date**: 2024-01-22</text:p>
      <text:p text:style-name="P1">- **Approved by**: USER010</text:p>
      <text:p text:style-name="P1">- **Analysis**: Transaction Amount Exceeds user Approval Level for USER010</text:p>
      <text:p text:style-name="Preformatted_20_Text"/>
      <text:p text:style-name="P1">### Transaction 8</text:p>
      <text:p text:style-name="P1">- **Amount**: 4,000,000</text:p>
      <text:p text:style-name="P1">- **Date**: 2024-01-23</text:p>
      <text:p text:style-name="P1">- **Approved by**: USER001, USER002, USER003</text:p>
      <text:p text:style-name="P1">- **Analysis**: Transaction is approved within the joint approval limit of users ['USER001', 'USER002', 'USER003']</text:p>
      <text:p text:style-name="Preformatted_20_Text"/>
      <text:p text:style-name="P1">### Transaction 9</text:p>
      <text:p text:style-name="P1">- **Amount**: 600,000</text:p>
      <text:p text:style-name="P1">- **Date**: 2024-01-24</text:p>
      <text:p text:style-name="P1">- **Approved by**: USER005</text:p>
      <text:p text:style-name="P1">- **Analysis**: Transaction Amount Exceeds user Approval Level for USER005</text:p>
      <text:p text:style-name="Preformatted_20_Text"/>
      <text:p text:style-name="P1">### Transaction 10</text:p>
      <text:p text:style-name="P1">- **Amount**: 2,800,000</text:p>
      <text:p text:style-name="P1">- **Date**: 2024-01-25</text:p>
      <text:p text:style-name="P1">- **Approved by**: USER001, USER004</text:p>
      <text:p text:style-name="P1">- **Analysis**: Transaction is approved within the joint approval limit of users ['USER001', 'USER004']</text:p>
      <text:p text:style-name="Preformatted_20_Text"/>
      <text:p text:style-name="P1">### Transaction 11</text:p>
      <text:p text:style-name="P1">- **Amount**: 95,000</text:p>
      <text:p text:style-name="P1">- **Date**: 2024-01-26</text:p>
      <text:p text:style-name="P1">- **Approved by**: USER008</text:p>
      <text:p text:style-name="P1">- **Analysis**: Transaction is approved within the single approval limit of USER008</text:p>
      <text:p text:style-name="Preformatted_20_Text"/>
      <text:p text:style-name="P1">### Transaction 12</text:p>
      <text:p text:style-name="P1">- **Amount**: 3,200,000</text:p>
      <text:p text:style-name="P1">- **Date**: 2024-01-27</text:p>
      <text:p text:style-name="P1">- **Approved by**: USER002, USER003</text:p>
      <text:p text:style-name="P1">- **Analysis**: Transaction is approved within the joint approval limit of users ['USER002', 'USER003']</text:p>
      <text:p text:style-name="Preformatted_20_Text"/>
      <text:p text:style-name="P1">### Transaction 13</text:p>
      <text:p text:style-name="P1">- **Amount**: 175,000</text:p>
      <text:p text:style-name="P1">- **Date**: 2024-01-28</text:p>
      <text:p text:style-name="P1">- **Approved by**: USER006</text:p>
      <text:p text:style-name="P1">- **Analysis**: Transaction is approved within the single approval limit of USER006</text:p>
      <text:p text:style-name="Preformatted_20_Text"/>
      <text:p text:style-name="P1">### Transaction 14</text:p>
      <text:p text:style-name="P1">- **Amount**: 5,500,000</text:p>
      <text:p text:style-name="P1"><text:soft-page-break/>- **Date**: 2024-01-29</text:p>
      <text:p text:style-name="P1">- **Approved by**: USER001, USER002, USER003</text:p>
      <text:p text:style-name="P1">- **Analysis**: Transaction Amount Exceeds the joint Approval Level of users ['USER001', 'USER002', 'USER003']</text:p>
      <text:p text:style-name="Preformatted_20_Text"/>
      <text:p text:style-name="P1">## Summary</text:p>
      <text:p text:style-name="P1">- **Total Transactions Reviewed**: 15</text:p>
      <text:p text:style-name="P1">- **Transactions Within Limits**: 9</text:p>
      <text:p text:style-name="P1">- **Transactions Exceeding Limits**: 6</text:p>
      <text:p text:style-name="Preformatted_20_Text"/>
      <text:p text:style-name="P1">## Recommendations</text:p>
      <text:p text:style-name="P1">1. Review and adjust approval limits for users with frequent limit violations (USER005, USER008, USER009, USER010).</text:p>
      <text:p text:style-name="P1">2. Implement additional controls for high-value transactions requiring joint approvals.</text:p>
      <text:p text:style-name="P1">3. Conduct periodic reviews of transaction approvals to ensure ongoing compliance with authorized limits.</text:p>
      <text:p text:style-name="P1">```</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Task:</text:span> <text:span text:style-name="T1">Verify change management compliance and identify potential process violations</text:span></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Using tool:</text:span> <text:span text:style-name="T1">change_management_verification_tool</text:span></text:p>
      <text:p text:style-name="Preformatted_20_Text"><text:span text:style-name="T4">## Tool Input:</text:span> </text:p>
      <text:p text:style-name="P1">"{}"</text:p>
      <text:p text:style-name="Preformatted_20_Text"><text:span text:style-name="T4">## Tool Output:</text:span> </text:p>
      <text:p text:style-name="P1">[{'date_time': '2024-01-14 09:30:00', 'component_modified': 'UserAccessModule', 'modified_by_user': 'USER001', 'Verification_Results': 'Audit trail record date is found with the authorized user: USER001; however - it might be a change management violation as there were no change tickets found that satisfy the change management SLA.'}, {'date_time': '2024-01-15 04:20:00', 'component_modified': 'SecuritySettings', 'modified_by_user': 'USER004', 'Verification_Results': 'Audit trail record date is found with the authorized user: USER004; however - it might be a change management violation as there were no change tickets found that satisfy the change management SLA.'}, {'date_time': '2024-01-19 11:45:00', 'component_modified': 'DatabaseConfig', 'modified_by_user': 'USER002', 'Verification_Results': 'Audit trail record relies on change ticket: CHG003 and was carried out by the authorized user: USER002'}, {'date_time': '2024-01-16 18:30:00', 'component_modified': 'NetworkSettings', 'modified_by_user': 'USER007', 'Verification_Results': 'Audit trail record relies on change ticket: CHG004 and was carried out by the authorized user: USER007'}, {'date_time': '2024-01-17 11:15:00', 'component_modified': 'APIEndpoints', 'modified_by_user': 'USER003', 'Verification_Results': 'Audit trail record relies on change ticket: CHG005 and was carried out by the authorized user: USER003'}, {'date_time': '2024-01-17 17:40:00', 'component_modified': 'LoggingSystem', 'modified_by_user': 'USER005', 'Verification_Results': 'Audit trail record relies on change ticket: CHG006 and was carried out by the authorized user: USER005'}, {'date_time': '2024-10-18 09:00:00', 'component_modified': 'UserInterface', 'modified_by_user': 'USER008', 'Verification_Results': 'Audit trail record date is found with the authorized user: USER008; however - it might be a change management violation as there were no change tickets found that satisfy the change management SLA.'}, {'date_time': '2024-01-18 23:25:00', 'component_modified': 'BackupSystem', 'modified_by_user': 'USER006', 'Verification_Results': 'Audit trail record relies on change ticket: CHG008 and was carried out by the authorized user: USER006'}, {'date_time': '2024-02-19 11:30:00', 'component_modified': 'AuthModule', 'modified_by_user': 'USER001', 'Verification_Results': 'Audit trail record date is found with the authorized user: USER001; however - it might be a change management violation as there were no change tickets found that satisfy the change management SLA.'}, {'date_time': '2024-01-19 06:15:00', 'component_modified': 'ReportingEngine', <text:soft-page-break/>'modified_by_user': 'USER004', 'Verification_Results': 'Audit trail record date is found with the authorized user: USER004; however - it might be a change management violation as there were no change tickets found that satisfy the change management SLA.'}, {'date_time': '2024-01-20 11:45:00', 'component_modified': 'DataProcessor', 'modified_by_user': 'USER009', 'Verification_Results': 'Audit trail record date is found linked to change ticket: CHG011, however the change was carried out by the unauthorized user: USER009 - while it should have been carried out by: USER002'}, {'date_time': '2024-01-20 19:20:00', 'component_modified': 'SecurityModule', 'modified_by_user': 'USER002', 'Verification_Results': 'Audit trail record date is found linked to change ticket: CHG012, however the change was carried out by the unauthorized user: USER002 - while it should have been carried out by: USER005'}, {'date_time': '2024-01-21 10:15:00', 'component_modified': 'ConfigSettings', 'modified_by_user': 'USER005', 'Verification_Results': 'Audit trail record date is found linked to change ticket: CHG013, however the change was carried out by the unauthorized user: USER005 - while it should have been carried out by: USER007'}, {'date_time': '2024-01-21 19:50:00', 'component_modified': 'UserManagement', 'modified_by_user': 'USER003', 'Verification_Results': 'Audit trail record relies on change ticket: CHG014 and was carried out by the authorized user: USER003'}, {'date_time': '2024-01-29 10:30:00', 'component_modified': 'APIGateway', 'modified_by_user': 'USER007', 'Verification_Results': 'Could not find any change ticket that is related to this audit trail record.'}, {'date_time': '2024-01-22 15:45:00', 'component_modified': 'DatabaseIndex', 'modified_by_user': 'USER001', 'Verification_Results': 'Could not find any change ticket that is related to this audit trail record.'}, {'date_time': '2024-01-23 09:45:00', 'component_modified': 'AccessControl', 'modified_by_user': 'USER006', 'Verification_Results': 'Could not find any change ticket that is related to this audit trail record.'}, {'date_time': '2024-01-23 14:30:00', 'component_modified': 'SystemCore', 'modified_by_user': 'USER004', 'Verification_Results': 'Could not find any change ticket that is related to this audit trail record.'}, {'date_time': '2024-01-24 11:00:00', 'component_modified': 'LogAnalyzer', 'modified_by_user': 'USER008', 'Verification_Results': 'Could not find any change ticket that is related to this audit trail record.'}, {'date_time': '2024-01-24 16:00:00', 'component_modified': 'WebService', 'modified_by_user': 'USER002', 'Verification_Results': 'Could not find any change ticket that is related to this audit trail record.'}]</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Final Answer:</text:span> </text:p>
      <text:p text:style-name="P1"># Change Management Audit Findings</text:p>
      <text:p text:style-name="Preformatted_20_Text"/>
      <text:p text:style-name="P1">## Audit Trail Verification Results</text:p>
      <text:p text:style-name="Preformatted_20_Text"/>
      <text:p text:style-name="P1">### Verified Transactions</text:p>
      <text:p text:style-name="P1">1. **Date**: 2024-01-19 11:45:00 <text:s/></text:p>
      <text:p text:style-name="P1"><text:s text:c="3"/>**Component Modified**: DatabaseConfig <text:s/></text:p>
      <text:p text:style-name="P1"><text:s text:c="3"/>**Modified By**: USER002 <text:s/></text:p>
      <text:p text:style-name="P1"><text:s text:c="3"/>**Verification Results**: Audit trail record relies on change ticket: CHG003 and was carried out by the authorized user: USER002 <text:s/></text:p>
      <text:p text:style-name="Preformatted_20_Text"/>
      <text:p text:style-name="P1">2. **Date**: 2024-01-16 18:30:00 <text:s/></text:p>
      <text:p text:style-name="P1"><text:s text:c="3"/>**Component Modified**: NetworkSettings <text:s/></text:p>
      <text:p text:style-name="P1"><text:s text:c="3"/>**Modified By**: USER007 <text:s/></text:p>
      <text:p text:style-name="P1"><text:s text:c="3"/>**Verification Results**: Audit trail record relies on change ticket: CHG004 and was carried out by the authorized user: USER007 <text:s/></text:p>
      <text:p text:style-name="Preformatted_20_Text"/>
      <text:p text:style-name="P1">3. **Date**: 2024-01-17 11:15:00 <text:s/></text:p>
      <text:p text:style-name="P1"><text:s text:c="3"/>**Component Modified**: APIEndpoints <text:s/></text:p>
      <text:p text:style-name="P1"><text:s text:c="3"/>**Modified By**: USER003 <text:s/></text:p>
      <text:p text:style-name="P1"><text:s text:c="3"/>**Verification Results**: Audit trail record relies on change ticket: CHG005 and was carried out by the authorized user: USER003 <text:s/></text:p>
      <text:p text:style-name="Preformatted_20_Text"><text:soft-page-break/></text:p>
      <text:p text:style-name="P1">4. **Date**: 2024-01-17 17:40:00 <text:s/></text:p>
      <text:p text:style-name="P1"><text:s text:c="3"/>**Component Modified**: LoggingSystem <text:s/></text:p>
      <text:p text:style-name="P1"><text:s text:c="3"/>**Modified By**: USER005 <text:s/></text:p>
      <text:p text:style-name="P1"><text:s text:c="3"/>**Verification Results**: Audit trail record relies on change ticket: CHG006 and was carried out by the authorized user: USER005 <text:s/></text:p>
      <text:p text:style-name="Preformatted_20_Text"/>
      <text:p text:style-name="P1">5. **Date**: 2024-01-18 23:25:00 <text:s/></text:p>
      <text:p text:style-name="P1"><text:s text:c="3"/>**Component Modified**: BackupSystem <text:s/></text:p>
      <text:p text:style-name="P1"><text:s text:c="3"/>**Modified By**: USER006 <text:s/></text:p>
      <text:p text:style-name="P1"><text:s text:c="3"/>**Verification Results**: Audit trail record relies on change ticket: CHG008 and was carried out by the authorized user: USER006 <text:s/></text:p>
      <text:p text:style-name="Preformatted_20_Text"/>
      <text:p text:style-name="P1">6. **Date**: 2024-01-21 19:50:00 <text:s/></text:p>
      <text:p text:style-name="P1"><text:s text:c="3"/>**Component Modified**: UserManagement <text:s/></text:p>
      <text:p text:style-name="P1"><text:s text:c="3"/>**Modified By**: USER003 <text:s/></text:p>
      <text:p text:style-name="P1"><text:s text:c="3"/>**Verification Results**: Audit trail record relies on change ticket: CHG014 and was carried out by the authorized user: USER003 <text:s/></text:p>
      <text:p text:style-name="Preformatted_20_Text"/>
      <text:p text:style-name="P1">### Potential Violations</text:p>
      <text:p text:style-name="P1">1. **Date**: 2024-01-14 09:30:00 <text:s/></text:p>
      <text:p text:style-name="P1"><text:s text:c="3"/>**Component Modified**: UserAccessModule <text:s/></text:p>
      <text:p text:style-name="P1"><text:s text:c="3"/>**Modified By**: USER001 <text:s/></text:p>
      <text:p text:style-name="P1"><text:s text:c="3"/>**Verification Results**: Audit trail record date is found with the authorized user: USER001; however - it might be a change management violation as there were no change tickets found that satisfy the change management SLA. <text:s/></text:p>
      <text:p text:style-name="Preformatted_20_Text"/>
      <text:p text:style-name="P1">2. **Date**: 2024-01-15 04:20:00 <text:s/></text:p>
      <text:p text:style-name="P1"><text:s text:c="3"/>**Component Modified**: SecuritySettings <text:s/></text:p>
      <text:p text:style-name="P1"><text:s text:c="3"/>**Modified By**: USER004 <text:s/></text:p>
      <text:p text:style-name="P1"><text:s text:c="3"/>**Verification Results**: Audit trail record date is found with the authorized user: USER004; however - it might be a change management violation as there were no change tickets found that satisfy the change management SLA. <text:s/></text:p>
      <text:p text:style-name="Preformatted_20_Text"/>
      <text:p text:style-name="P1">3. **Date**: 2024-10-18 09:00:00 <text:s/></text:p>
      <text:p text:style-name="P1"><text:s text:c="3"/>**Component Modified**: UserInterface <text:s/></text:p>
      <text:p text:style-name="P1"><text:s text:c="3"/>**Modified By**: USER008 <text:s/></text:p>
      <text:p text:style-name="P1"><text:s text:c="3"/>**Verification Results**: Audit trail record date is found with the authorized user: USER008; however - it might be a change management violation as there were no change tickets found that satisfy the change management SLA. <text:s/></text:p>
      <text:p text:style-name="Preformatted_20_Text"/>
      <text:p text:style-name="P1">4. **Date**: 2024-02-19 11:30:00 <text:s/></text:p>
      <text:p text:style-name="P1"><text:s text:c="3"/>**Component Modified**: AuthModule <text:s/></text:p>
      <text:p text:style-name="P1"><text:s text:c="3"/>**Modified By**: USER001 <text:s/></text:p>
      <text:p text:style-name="P1"><text:s text:c="3"/>**Verification Results**: Audit trail record date is found with the authorized user: USER001; however - it might be a change management violation as there were no change tickets found that satisfy the change management SLA. <text:s/></text:p>
      <text:p text:style-name="Preformatted_20_Text"/>
      <text:p text:style-name="P1">5. **Date**: 2024-01-19 06:15:00 <text:s/></text:p>
      <text:p text:style-name="P1"><text:s text:c="3"/>**Component Modified**: ReportingEngine <text:s/></text:p>
      <text:p text:style-name="P1"><text:s text:c="3"/>**Modified By**: USER004 <text:s/></text:p>
      <text:p text:style-name="P1"><text:s text:c="3"/>**Verification Results**: Audit trail record date is found with the authorized user: USER004; however - it might be a change management violation as there were no change tickets found that satisfy the change management SLA. <text:s/></text:p>
      <text:p text:style-name="Preformatted_20_Text"/>
      <text:p text:style-name="P1">6. **Date**: 2024-01-20 11:45:00 <text:s/></text:p>
      <text:p text:style-name="P1"><text:s text:c="3"/>**Component Modified**: DataProcessor <text:s/></text:p>
      <text:p text:style-name="P1"><text:s text:c="3"/>**Modified By**: USER009 <text:s/></text:p>
      <text:p text:style-name="P1"><text:s text:c="3"/>**Verification Results**: Audit trail record date is found linked to change ticket: CHG011, however the change was carried out by the unauthorized user: USER009 - while it should have been carried out by: USER002 <text:s/></text:p>
      <text:p text:style-name="Preformatted_20_Text"/>
      <text:p text:style-name="P1">7. **Date**: 2024-01-20 19:20:00 <text:s/></text:p>
      <text:p text:style-name="P1"><text:s text:c="3"/>**Component Modified**: SecurityModule <text:s/></text:p>
      <text:p text:style-name="P1"><text:soft-page-break/><text:s text:c="3"/>**Modified By**: USER002 <text:s/></text:p>
      <text:p text:style-name="P1"><text:s text:c="3"/>**Verification Results**: Audit trail record date is found linked to change ticket: CHG012, however the change was carried out by the unauthorized user: USER002 - while it should have been carried out by: USER005 <text:s/></text:p>
      <text:p text:style-name="Preformatted_20_Text"/>
      <text:p text:style-name="P1">8. **Date**: 2024-01-21 10:15:00 <text:s/></text:p>
      <text:p text:style-name="P1"><text:s text:c="3"/>**Component Modified**: ConfigSettings <text:s/></text:p>
      <text:p text:style-name="P1"><text:s text:c="3"/>**Modified By**: USER005 <text:s/></text:p>
      <text:p text:style-name="P1"><text:s text:c="3"/>**Verification Results**: Audit trail record date is found linked to change ticket: CHG013, however the change was carried out by the unauthorized user: USER005 - while it should have been carried out by: USER007 <text:s/></text:p>
      <text:p text:style-name="Preformatted_20_Text"/>
      <text:p text:style-name="P1">9. **Date**: 2024-01-29 10:30:00 <text:s/></text:p>
      <text:p text:style-name="P1"><text:s text:c="3"/>**Component Modified**: APIGateway <text:s/></text:p>
      <text:p text:style-name="P1"><text:s text:c="3"/>**Modified By**: USER007 <text:s/></text:p>
      <text:p text:style-name="P1"><text:s text:c="3"/>**Verification Results**: Could not find any change ticket that is related to this audit trail record. <text:s/></text:p>
      <text:p text:style-name="Preformatted_20_Text"/>
      <text:p text:style-name="P1">10. **Date**: 2024-01-22 15:45:00 <text:s/></text:p>
      <text:p text:style-name="P1"><text:s text:c="4"/>**Component Modified**: DatabaseIndex <text:s/></text:p>
      <text:p text:style-name="P1"><text:s text:c="4"/>**Modified By**: USER001 <text:s/></text:p>
      <text:p text:style-name="P1"><text:s text:c="4"/>**Verification Results**: Could not find any change ticket that is related to this audit trail record. <text:s/></text:p>
      <text:p text:style-name="Preformatted_20_Text"/>
      <text:p text:style-name="P1">11. **Date**: 2024-01-23 09:45:00 <text:s/></text:p>
      <text:p text:style-name="P1"><text:s text:c="4"/>**Component Modified**: AccessControl <text:s/></text:p>
      <text:p text:style-name="P1"><text:s text:c="4"/>**Modified By**: USER006 <text:s/></text:p>
      <text:p text:style-name="P1"><text:s text:c="4"/>**Verification Results**: Could not find any change ticket that is related to this audit trail record. <text:s/></text:p>
      <text:p text:style-name="Preformatted_20_Text"/>
      <text:p text:style-name="P1">12. **Date**: 2024-01-23 14:30:00 <text:s/></text:p>
      <text:p text:style-name="P1"><text:s text:c="4"/>**Component Modified**: SystemCore <text:s/></text:p>
      <text:p text:style-name="P1"><text:s text:c="4"/>**Modified By**: USER004 <text:s/></text:p>
      <text:p text:style-name="P1"><text:s text:c="4"/>**Verification Results**: Could not find any change ticket that is related to this audit trail record. <text:s/></text:p>
      <text:p text:style-name="Preformatted_20_Text"/>
      <text:p text:style-name="P1">13. **Date**: 2024-01-24 11:00:00 <text:s/></text:p>
      <text:p text:style-name="P1"><text:s text:c="4"/>**Component Modified**: LogAnalyzer <text:s/></text:p>
      <text:p text:style-name="P1"><text:s text:c="4"/>**Modified By**: USER008 <text:s/></text:p>
      <text:p text:style-name="P1"><text:s text:c="4"/>**Verification Results**: Could not find any change ticket that is related to this audit trail record. <text:s/></text:p>
      <text:p text:style-name="Preformatted_20_Text"/>
      <text:p text:style-name="P1">14. **Date**: 2024-01-24 16:00:00 <text:s/></text:p>
      <text:p text:style-name="P1"><text:s text:c="4"/>**Component Modified**: WebService <text:s/></text:p>
      <text:p text:style-name="P1"><text:s text:c="4"/>**Modified By**: USER002 <text:s/></text:p>
      <text:p text:style-name="P1"><text:s text:c="4"/>**Verification Results**: Could not find any change ticket that is related to this audit trail record. <text:s/></text:p>
      <text:p text:style-name="Preformatted_20_Text"/>
      <text:p text:style-name="P1">## Summary</text:p>
      <text:p text:style-name="P1">- **Total Audit Records Reviewed**: 20 <text:s/></text:p>
      <text:p text:style-name="P1">- **Records Verified with Change Tickets**: 6 <text:s/></text:p>
      <text:p text:style-name="P1">- **Records with Potential Violations**: 14 <text:s/></text:p>
      <text:p text:style-name="Preformatted_20_Text"/>
      <text:p text:style-name="P1">## Recommendations</text:p>
      <text:p text:style-name="P1">1. Investigate and resolve the potential violations identified in the audit trail records. <text:s/></text:p>
      <text:p text:style-name="P1">2. Ensure all changes are associated with valid change tickets that comply with the change management SLA. <text:s/></text:p>
      <text:p text:style-name="P1">3. Conduct regular audits to ensure ongoing compliance with change management policies. <text:s/></text:p>
      <text:p text:style-name="P1">4. Provide additional training to users involved in unauthorized changes to prevent future violations. <text:s/></text:p>
      <text:p text:style-name="P1">```</text:p>
      <text:p text:style-name="Preformatted_20_Text"/>
      <text:p text:style-name="Preformatted_20_Text"><text:soft-page-break/></text:p>
      <text:p text:style-name="Preformatted_20_Text"><text:span text:style-name="T5"># Agent:</text:span> <text:span text:style-name="T2">Transaction Policy Compliance Specialist</text:span></text:p>
      <text:p text:style-name="Preformatted_20_Text"><text:span text:style-name="T4">## Task:</text:span> <text:span text:style-name="T1">Verify transactions are inline with the policy and provide comprehensive analysis of compliance status.</text:span></text:p>
      <text:p text:style-name="Preformatted_20_Text">Policy Review: 100%|███████████████████████████████████████████████████████████████████████████████████████████████████████████████████████| 5/5 [05:49&lt;00:00, 69.88s/it]</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Using tool:</text:span> <text:span text:style-name="T1">transaction_policy_review_tool</text:span></text:p>
      <text:p text:style-name="Preformatted_20_Text"><text:span text:style-name="T4">## Tool Input:</text:span> </text:p>
      <text:p text:style-name="P1">"{}"</text:p>
      <text:p text:style-name="Preformatted_20_Text"><text:span text:style-name="T4">## Tool Output:</text:span> </text:p>
      <text:p text:style-name="P1">[{'Transaction ID': 'T001', 'Date': '09-07-24', 'Amount': '14236.29', 'Vendor': 'Vendor D', 'Purchase Order ID': 'PO1970', 'Type': 'Purchase', 'Discount': '16.84%', 'Discount_Justification': 'Special promotion applied', 'Tax Paid': 'No', 'Submitted Date': '17-07-24', 'Department_Authorization': 'Yes', 'Item Description': 'Software Subscription', 'Prior_Finance_Approval': 'Yes', 'violation': 'Violation: Yes - Amount exceeds AED 10,000 without prior finance approval. \nViolation: No - Vendor is not listed in approved vendors.\nViolation: Yes - Tax details missing from the transaction. \nViolation: Yes - Discount exceeds 15% without justification and internal approval.'}, {'Transaction ID': 'T002', 'Date': '17-10-24', 'Amount': '3091.7', 'Vendor': 'Vendor H', 'Purchase Order ID': 'PO1672', 'Type': 'Purchase', 'Discount': '22.53%', 'Discount_Justification': '', 'Tax Paid': 'Yes', 'Submitted Date': '17-10-24', 'Department_Authorization': 'Yes', 'Item Description': 'Office Computers', 'Prior_Finance_Approval': 'Yes', 'violation': 'Violation: No - This transaction is within the purchase limits and has prior finance approval.\n\nViolation: [Yes] - Discount above 15% without justification for Vendor H. \n \n\nViolation: No - This transaction does not exceed tax compliance requirements as vendor details are provided.'}, {'Transaction ID': 'T003', 'Date': '21-08-24', 'Amount': '8655.29', 'Vendor': 'Vendor D', 'Purchase Order ID': 'PO1335', 'Type': 'Invoice', 'Discount': '22.07%', 'Discount_Justification': 'Special promotion applied', 'Tax Paid': 'Yes', 'Submitted Date': '26-09-24', 'Department_Authorization': 'Yes', 'Item Description': 'Printer Supplies', 'Prior_Finance_Approval': 'Yes', 'violation': 'Violation: No \n \n\n Violation: Yes - Vendor D is not a pre-approved vendor.'}, {'Transaction ID': 'T004', 'Date': '16-10-24', 'Amount': '13029.37', 'Vendor': 'Vendor I', 'Purchase Order ID': 'PO1635', 'Type': 'Purchase', 'Discount': '22.61%', 'Discount_Justification': '', 'Tax Paid': 'Yes', 'Submitted Date': '01-11-24', 'Department_Authorization': 'No', 'Item Description': 'Consulting Services', 'Prior_Finance_Approval': 'No', 'violation': 'Violation: Yes - Purchase amount exceeds AED 10,000 without prior finance approval. \n\nViolation: Yes - Vendor is not pre-approved by the procurement department.'}, {'Transaction ID': 'T005', 'Date': '15-09-24', 'Amount': '15451.42', 'Vendor': 'Vendor I', 'Purchase Order ID': 'PO1210', 'Type': 'Purchase', 'Discount': '14.16%', 'Discount_Justification': '', 'Tax Paid': 'Yes', 'Submitted Date': '11-10-24', 'Department_Authorization': 'No', 'Item Description': 'Laptops', 'Prior_Finance_Approval': 'No', 'violation': 'Violation: Yes - Purchase exceeds AED 10,000 without prior finance approval.'}]</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Final Answer:</text:span> </text:p>
      <text:p text:style-name="P1"># Change Management Audit Findings</text:p>
      <text:p text:style-name="Preformatted_20_Text"/>
      <text:p text:style-name="P1">## Audit Trail Verification Results</text:p>
      <text:p text:style-name="Preformatted_20_Text"/>
      <text:p text:style-name="P1">### Verified Transactions</text:p>
      <text:p text:style-name="P1">1. **Date**: 2024-01-19 11:45:00 <text:s/></text:p>
      <text:p text:style-name="P1"><text:s text:c="3"/>**Component Modified**: DatabaseConfig <text:s/></text:p>
      <text:p text:style-name="P1"><text:s text:c="3"/>**Modified By**: USER002 <text:s/></text:p>
      <text:p text:style-name="P1"><text:soft-page-break/><text:s text:c="3"/>**Verification Results**: Audit trail record relies on change ticket: CHG003 and was carried out by the authorized user: USER002 <text:s/></text:p>
      <text:p text:style-name="Preformatted_20_Text"/>
      <text:p text:style-name="P1">2. **Date**: 2024-01-16 18:30:00 <text:s/></text:p>
      <text:p text:style-name="P1"><text:s text:c="3"/>**Component Modified**: NetworkSettings <text:s/></text:p>
      <text:p text:style-name="P1"><text:s text:c="3"/>**Modified By**: USER007 <text:s/></text:p>
      <text:p text:style-name="P1"><text:s text:c="3"/>**Verification Results**: Audit trail record relies on change ticket: CHG004 and was carried out by the authorized user: USER007 <text:s/></text:p>
      <text:p text:style-name="Preformatted_20_Text"/>
      <text:p text:style-name="P1">3. **Date**: 2024-01-17 11:15:00 <text:s/></text:p>
      <text:p text:style-name="P1"><text:s text:c="3"/>**Component Modified**: APIEndpoints <text:s/></text:p>
      <text:p text:style-name="P1"><text:s text:c="3"/>**Modified By**: USER003 <text:s/></text:p>
      <text:p text:style-name="P1"><text:s text:c="3"/>**Verification Results**: Audit trail record relies on change ticket: CHG005 and was carried out by the authorized user: USER003 <text:s/></text:p>
      <text:p text:style-name="Preformatted_20_Text"/>
      <text:p text:style-name="P1">4. **Date**: 2024-01-17 17:40:00 <text:s/></text:p>
      <text:p text:style-name="P1"><text:s text:c="3"/>**Component Modified**: LoggingSystem <text:s/></text:p>
      <text:p text:style-name="P1"><text:s text:c="3"/>**Modified By**: USER005 <text:s/></text:p>
      <text:p text:style-name="P1"><text:s text:c="3"/>**Verification Results**: Audit trail record relies on change ticket: CHG006 and was carried out by the authorized user: USER005 <text:s/></text:p>
      <text:p text:style-name="Preformatted_20_Text"/>
      <text:p text:style-name="P1">5. **Date**: 2024-01-18 23:25:00 <text:s/></text:p>
      <text:p text:style-name="P1"><text:s text:c="3"/>**Component Modified**: BackupSystem <text:s/></text:p>
      <text:p text:style-name="P1"><text:s text:c="3"/>**Modified By**: USER006 <text:s/></text:p>
      <text:p text:style-name="P1"><text:s text:c="3"/>**Verification Results**: Audit trail record relies on change ticket: CHG008 and was carried out by the authorized user: USER006 <text:s/></text:p>
      <text:p text:style-name="Preformatted_20_Text"/>
      <text:p text:style-name="P1">6. **Date**: 2024-01-21 19:50:00 <text:s/></text:p>
      <text:p text:style-name="P1"><text:s text:c="3"/>**Component Modified**: UserManagement <text:s/></text:p>
      <text:p text:style-name="P1"><text:s text:c="3"/>**Modified By**: USER003 <text:s/></text:p>
      <text:p text:style-name="P1"><text:s text:c="3"/>**Verification Results**: Audit trail record relies on change ticket: CHG014 and was carried out by the authorized user: USER003 <text:s/></text:p>
      <text:p text:style-name="Preformatted_20_Text"/>
      <text:p text:style-name="P1">### Potential Violations</text:p>
      <text:p text:style-name="P1">1. **Date**: 2024-01-14 09:30:00 <text:s/></text:p>
      <text:p text:style-name="P1"><text:s text:c="3"/>**Component Modified**: UserAccessModule <text:s/></text:p>
      <text:p text:style-name="P1"><text:s text:c="3"/>**Modified By**: USER001 <text:s/></text:p>
      <text:p text:style-name="P1"><text:s text:c="3"/>**Verification Results**: Audit trail record date is found with the authorized user: USER001; however - it might be a change management violation as there were no change tickets found that satisfy the change management SLA. <text:s/></text:p>
      <text:p text:style-name="Preformatted_20_Text"/>
      <text:p text:style-name="P1">2. **Date**: 2024-01-15 04:20:00 <text:s/></text:p>
      <text:p text:style-name="P1"><text:s text:c="3"/>**Component Modified**: SecuritySettings <text:s/></text:p>
      <text:p text:style-name="P1"><text:s text:c="3"/>**Modified By**: USER004 <text:s/></text:p>
      <text:p text:style-name="P1"><text:s text:c="3"/>**Verification Results**: Audit trail record date is found with the authorized user: USER004; however - it might be a change management violation as there were no change tickets found that satisfy the change management SLA. <text:s/></text:p>
      <text:p text:style-name="Preformatted_20_Text"/>
      <text:p text:style-name="P1">3. **Date**: 2024-10-18 09:00:00 <text:s/></text:p>
      <text:p text:style-name="P1"><text:s text:c="3"/>**Component Modified**: UserInterface <text:s/></text:p>
      <text:p text:style-name="P1"><text:s text:c="3"/>**Modified By**: USER008 <text:s/></text:p>
      <text:p text:style-name="P1"><text:s text:c="3"/>**Verification Results**: Audit trail record date is found with the authorized user: USER008; however - it might be a change management violation as there were no change tickets found that satisfy the change management SLA. <text:s/></text:p>
      <text:p text:style-name="Preformatted_20_Text"/>
      <text:p text:style-name="P1">4. **Date**: 2024-02-19 11:30:00 <text:s/></text:p>
      <text:p text:style-name="P1"><text:s text:c="3"/>**Component Modified**: AuthModule <text:s/></text:p>
      <text:p text:style-name="P1"><text:s text:c="3"/>**Modified By**: USER001 <text:s/></text:p>
      <text:p text:style-name="P1"><text:s text:c="3"/>**Verification Results**: Audit trail record date is found with the authorized user: USER001; however - it might be a change management violation as there were no change tickets found that satisfy the change management SLA. <text:s/></text:p>
      <text:p text:style-name="Preformatted_20_Text"/>
      <text:p text:style-name="P1">5. **Date**: 2024-01-19 06:15:00 <text:s/></text:p>
      <text:p text:style-name="P1"><text:s text:c="3"/>**Component Modified**: ReportingEngine <text:s/></text:p>
      <text:p text:style-name="P1"><text:soft-page-break/><text:s text:c="3"/>**Modified By**: USER004 <text:s/></text:p>
      <text:p text:style-name="P1"><text:s text:c="3"/>**Verification Results**: Audit trail record date is found with the authorized user: USER004; however - it might be a change management violation as there were no change tickets found that satisfy the change management SLA. <text:s/></text:p>
      <text:p text:style-name="Preformatted_20_Text"/>
      <text:p text:style-name="P1">6. **Date**: 2024-01-20 11:45:00 <text:s/></text:p>
      <text:p text:style-name="P1"><text:s text:c="3"/>**Component Modified**: DataProcessor <text:s/></text:p>
      <text:p text:style-name="P1"><text:s text:c="3"/>**Modified By**: USER009 <text:s/></text:p>
      <text:p text:style-name="P1"><text:s text:c="3"/>**Verification Results**: Audit trail record date is found linked to change ticket: CHG011, however the change was carried out by the unauthorized user: USER009 - while it should have been carried out by: USER002 <text:s/></text:p>
      <text:p text:style-name="Preformatted_20_Text"/>
      <text:p text:style-name="P1">7. **Date**: 2024-01-20 19:20:00 <text:s/></text:p>
      <text:p text:style-name="P1"><text:s text:c="3"/>**Component Modified**: SecurityModule <text:s/></text:p>
      <text:p text:style-name="P1"><text:s text:c="3"/>**Modified By**: USER002 <text:s/></text:p>
      <text:p text:style-name="P1"><text:s text:c="3"/>**Verification Results**: Audit trail record date is found linked to change ticket: CHG012, however the change was carried out by the unauthorized user: USER002 - while it should have been carried out by: USER005 <text:s/></text:p>
      <text:p text:style-name="Preformatted_20_Text"/>
      <text:p text:style-name="P1">8. **Date**: 2024-01-21 10:15:00 <text:s/></text:p>
      <text:p text:style-name="P1"><text:s text:c="3"/>**Component Modified**: ConfigSettings <text:s/></text:p>
      <text:p text:style-name="P1"><text:s text:c="3"/>**Modified By**: USER005 <text:s/></text:p>
      <text:p text:style-name="P1"><text:s text:c="3"/>**Verification Results**: Audit trail record date is found linked to change ticket: CHG013, however the change was carried out by the unauthorized user: USER005 - while it should have been carried out by: USER007 <text:s/></text:p>
      <text:p text:style-name="Preformatted_20_Text"/>
      <text:p text:style-name="P1">9. **Date**: 2024-01-29 10:30:00 <text:s/></text:p>
      <text:p text:style-name="P1"><text:s text:c="3"/>**Component Modified**: APIGateway <text:s/></text:p>
      <text:p text:style-name="P1"><text:s text:c="3"/>**Modified By**: USER007 <text:s/></text:p>
      <text:p text:style-name="P1"><text:s text:c="3"/>**Verification Results**: Could not find any change ticket that is related to this audit trail record. <text:s/></text:p>
      <text:p text:style-name="Preformatted_20_Text"/>
      <text:p text:style-name="P1">10. **Date**: 2024-01-22 15:45:00 <text:s/></text:p>
      <text:p text:style-name="P1"><text:s text:c="4"/>**Component Modified**: DatabaseIndex <text:s/></text:p>
      <text:p text:style-name="P1"><text:s text:c="4"/>**Modified By**: USER001 <text:s/></text:p>
      <text:p text:style-name="P1"><text:s text:c="4"/>**Verification Results**: Could not find any change ticket that is related to this audit trail record. <text:s/></text:p>
      <text:p text:style-name="Preformatted_20_Text"/>
      <text:p text:style-name="P1">11. **Date**: 2024-01-23 09:45:00 <text:s/></text:p>
      <text:p text:style-name="P1"><text:s text:c="4"/>**Component Modified**: AccessControl <text:s/></text:p>
      <text:p text:style-name="P1"><text:s text:c="4"/>**Modified By**: USER006 <text:s/></text:p>
      <text:p text:style-name="P1"><text:s text:c="4"/>**Verification Results**: Could not find any change ticket that is related to this audit trail record. <text:s/></text:p>
      <text:p text:style-name="Preformatted_20_Text"/>
      <text:p text:style-name="P1">12. **Date**: 2024-01-23 14:30:00 <text:s/></text:p>
      <text:p text:style-name="P1"><text:s text:c="4"/>**Component Modified**: SystemCore <text:s/></text:p>
      <text:p text:style-name="P1"><text:s text:c="4"/>**Modified By**: USER004 <text:s/></text:p>
      <text:p text:style-name="P1"><text:s text:c="4"/>**Verification Results**: Could not find any change ticket that is related to this audit trail record. <text:s/></text:p>
      <text:p text:style-name="Preformatted_20_Text"/>
      <text:p text:style-name="P1">13. **Date**: 2024-01-24 11:00:00 <text:s/></text:p>
      <text:p text:style-name="P1"><text:s text:c="4"/>**Component Modified**: LogAnalyzer <text:s/></text:p>
      <text:p text:style-name="P1"><text:s text:c="4"/>**Modified By**: USER008 <text:s/></text:p>
      <text:p text:style-name="P1"><text:s text:c="4"/>**Verification Results**: Could not find any change ticket that is related to this audit trail record. <text:s/></text:p>
      <text:p text:style-name="Preformatted_20_Text"/>
      <text:p text:style-name="P1">14. **Date**: 2024-01-24 16:00:00 <text:s/></text:p>
      <text:p text:style-name="P1"><text:s text:c="4"/>**Component Modified**: WebService <text:s/></text:p>
      <text:p text:style-name="P1"><text:s text:c="4"/>**Modified By**: USER002 <text:s/></text:p>
      <text:p text:style-name="P1"><text:s text:c="4"/>**Verification Results**: Could not find any change ticket that is related to this audit trail record. <text:s/></text:p>
      <text:p text:style-name="Preformatted_20_Text"/>
      <text:p text:style-name="P1">## Summary</text:p>
      <text:p text:style-name="P1">- **Total Audit Records Reviewed**: 20 <text:s/></text:p>
      <text:p text:style-name="P1"><text:soft-page-break/>- **Records Verified with Change Tickets**: 6 <text:s/></text:p>
      <text:p text:style-name="P1">- **Records with Potential Violations**: 14 <text:s/></text:p>
      <text:p text:style-name="Preformatted_20_Text"/>
      <text:p text:style-name="P1">## Recommendations</text:p>
      <text:p text:style-name="P1">1. Investigate and resolve the potential violations identified in the audit trail records. <text:s/></text:p>
      <text:p text:style-name="P1">2. Ensure all changes are associated with valid change tickets that comply with the change management SLA. <text:s/></text:p>
      <text:p text:style-name="P1">3. Conduct regular audits to ensure ongoing compliance with change management policies. <text:s/></text:p>
      <text:p text:style-name="P1">4. Provide additional training to users involved in unauthorized changes to prevent future violations. <text:s/></text:p>
      <text:p text:style-name="P1">```</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Task:</text:span> <text:span text:style-name="T1">Compile findings from markdown files in chronological risk order (Critical-&gt;Low), including Executive Summary and Detailed Findings with root cause analysis.</text:span></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Final Answer:</text:span> </text:p>
      <text:p text:style-name="P1"># Comprehensive Audit Report</text:p>
      <text:p text:style-name="Preformatted_20_Text"/>
      <text:p text:style-name="P1">## Executive Summary</text:p>
      <text:p text:style-name="P1">This audit report consolidates findings from three key areas: User Access Review, Transaction Limit Compliance, and Change Management Audit. The review identified significant discrepancies in user access levels, transaction approval violations, and change management policy non-compliance. Key findings include:</text:p>
      <text:p text:style-name="P1">- **Access Review**: 16 out of 18 users had access discrepancies, with 4 users having unauthorized access.</text:p>
      <text:p text:style-name="P1">- **Transaction Compliance**: 6 out of 15 transactions exceeded authorized approval limits.</text:p>
      <text:p text:style-name="P1">- **Change Management**: 14 out of 20 audit records had potential violations, including unauthorized changes and missing change tickets.</text:p>
      <text:p text:style-name="Preformatted_20_Text"/>
      <text:p text:style-name="P1">## Detailed Findings</text:p>
      <text:p text:style-name="Preformatted_20_Text"/>
      <text:p text:style-name="P1">### 1. Access Review Findings (Critical Risk)</text:p>
      <text:p text:style-name="P1">#### User Access Discrepancies</text:p>
      <text:p text:style-name="P1">- **USER001**: System B access level mismatch (`maker` instead of `checker`).</text:p>
      <text:p text:style-name="P1">- **USER002**: System B access level mismatch (`maker` instead of `read-only`).</text:p>
      <text:p text:style-name="P1">- **USER003**: System A access level mismatch (`maker` instead of `read-only`).</text:p>
      <text:p text:style-name="P1">- **USER005**: System B access level mismatch (`maker` instead of `checker`).</text:p>
      <text:p text:style-name="P1">- **USER006**: System C access level mismatch (`maker` instead of `read-only`).</text:p>
      <text:p text:style-name="P1">- **USER008**: System C access level mismatch (`read-only` instead of `checker`).</text:p>
      <text:p text:style-name="P1">- **USER009**: System A access level mismatch (`checker` instead of `read-only`).</text:p>
      <text:p text:style-name="P1">- **USER010**: System C access level mismatch (`maker` instead of `checker`).</text:p>
      <text:p text:style-name="P1">- **USER012**: System B access level mismatch (`maker` instead of `checker`).</text:p>
      <text:p text:style-name="P1">- **USER014**: System B access level mismatch (`checker` instead of `read-only`).</text:p>
      <text:p text:style-name="P1">- **USER016**: System B access level mismatch (`maker` instead of `checker`).</text:p>
      <text:p text:style-name="P1">- **USER017**: System A access level mismatch (`maker` instead of `checker`).</text:p>
      <text:p text:style-name="Preformatted_20_Text"/>
      <text:p text:style-name="P1">#### Unauthorized Access</text:p>
      <text:p text:style-name="P1">- **USER021**: Unauthorized access to System A (`maker`), System B (`read-only`), and System C (`checker`).</text:p>
      <text:p text:style-name="P1">- **USER022**: Unauthorized access to System A (`read-only`), System B (`maker`), and System C (`maker`).</text:p>
      <text:p text:style-name="P1">- **USER023**: Unauthorized access to System A (`maker`), System B (`checker`), and System C (`read-only`).</text:p>
      <text:p text:style-name="P1"><text:soft-page-break/>- **USER024**: Unauthorized access to System A (`checker`), System B (`maker`), and System C (`maker`).</text:p>
      <text:p text:style-name="Preformatted_20_Text"/>
      <text:p text:style-name="P1">#### Root Cause Analysis</text:p>
      <text:p text:style-name="P1">- Lack of periodic access reviews.</text:p>
      <text:p text:style-name="P1">- Inadequate segregation of duties.</text:p>
      <text:p text:style-name="P1">- Weak access control policies.</text:p>
      <text:p text:style-name="Preformatted_20_Text"/>
      <text:p text:style-name="P1">#### Recommendations</text:p>
      <text:p text:style-name="P1">1. Revise access levels for users with discrepancies.</text:p>
      <text:p text:style-name="P1">2. Immediately revoke access for unauthorized users (USER021, USER022, USER023, USER024).</text:p>
      <text:p text:style-name="P1">3. Conduct follow-up reviews to ensure compliance.</text:p>
      <text:p text:style-name="Preformatted_20_Text"/>
      <text:p text:style-name="P1">---</text:p>
      <text:p text:style-name="Preformatted_20_Text"/>
      <text:p text:style-name="P1">### 2. Transaction Limit Compliance Findings (High Risk)</text:p>
      <text:p text:style-name="P1">#### Transaction Approval Violations</text:p>
      <text:p text:style-name="P1">- **Transaction 0**: Approved by USER008, exceeding approval limit.</text:p>
      <text:p text:style-name="P1">- **Transaction 3**: Approved by USER009, exceeding approval limit.</text:p>
      <text:p text:style-name="P1">- **Transaction 7**: Approved by USER010, exceeding approval limit.</text:p>
      <text:p text:style-name="P1">- **Transaction 9**: Approved by USER005, exceeding approval limit.</text:p>
      <text:p text:style-name="P1">- **Transaction 14**: Approved by USER001, USER002, USER003, exceeding joint approval limit.</text:p>
      <text:p text:style-name="Preformatted_20_Text"/>
      <text:p text:style-name="P1">#### Root Cause Analysis</text:p>
      <text:p text:style-name="P1">- Inadequate training on approval limits.</text:p>
      <text:p text:style-name="P1">- Lack of automated controls for high-value transactions.</text:p>
      <text:p text:style-name="Preformatted_20_Text"/>
      <text:p text:style-name="P1">#### Recommendations</text:p>
      <text:p text:style-name="P1">1. Review and adjust approval limits for users with frequent violations.</text:p>
      <text:p text:style-name="P1">2. Implement additional controls for high-value transactions.</text:p>
      <text:p text:style-name="P1">3. Conduct periodic reviews of transaction approvals.</text:p>
      <text:p text:style-name="Preformatted_20_Text"/>
      <text:p text:style-name="P1">---</text:p>
      <text:p text:style-name="Preformatted_20_Text"/>
      <text:p text:style-name="P1">### 3. Change Management Audit Findings (Medium Risk)</text:p>
      <text:p text:style-name="P1">#### Verified Transactions</text:p>
      <text:p text:style-name="P1">- 6 out of 20 audit records were verified with valid change tickets.</text:p>
      <text:p text:style-name="Preformatted_20_Text"/>
      <text:p text:style-name="P1">#### Potential Violations</text:p>
      <text:p text:style-name="P1">- **Missing Change Tickets**: 10 records lacked associated change tickets.</text:p>
      <text:p text:style-name="P1">- **Unauthorized Changes**: 4 records involved unauthorized users making changes.</text:p>
      <text:p text:style-name="Preformatted_20_Text"/>
      <text:p text:style-name="P1">#### Root Cause Analysis</text:p>
      <text:p text:style-name="P1">- Inadequate enforcement of change management policies.</text:p>
      <text:p text:style-name="P1">- Lack of awareness among users regarding change management SLAs.</text:p>
      <text:p text:style-name="Preformatted_20_Text"/>
      <text:p text:style-name="P1">#### Recommendations</text:p>
      <text:p text:style-name="P1">1. Investigate and resolve potential violations.</text:p>
      <text:p text:style-name="P1">2. Ensure all changes are associated with valid change tickets.</text:p>
      <text:p text:style-name="P1">3. Provide additional training to users involved in unauthorized changes.</text:p>
      <text:p text:style-name="Preformatted_20_Text"/>
      <text:p text:style-name="P1">---</text:p>
      <text:p text:style-name="Preformatted_20_Text"/>
      <text:p text:style-name="P1">## Conclusion</text:p>
      <text:p text:style-name="P1">This audit highlights critical areas requiring immediate attention, particularly in access control and transaction approval processes. Addressing these issues will strengthen the organization's compliance posture and reduce operational risks. Regular follow-up audits are recommended to ensure sustained compliance.</text:p>
      <text:p text:style-name="P2">```</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23:56:05.888156537</meta:creation-date>
    <dc:date>2025-02-10T23:56:28.975890483</dc:date>
    <meta:editing-duration>PT23S</meta:editing-duration>
    <meta:editing-cycles>1</meta:editing-cycles>
    <meta:document-statistic meta:table-count="0" meta:image-count="0" meta:object-count="0" meta:page-count="16" meta:paragraph-count="438" meta:word-count="5684" meta:character-count="44902" meta:non-whitespace-character-count="38904"/>
    <meta:generator>LibreOffice/24.2.7.2$Linux_X86_64 LibreOffice_project/420$Build-2</meta:generator>
  </office:meta>
</office:document-meta>
</file>